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holas Maxwell</text:p>
      <text:p text:style-name="Standard"/>
      <text:p text:style-name="Standard">E-mail : <text:a xlink:type="simple" xlink:href="mailto:nicholas.maxwell@gmail.com">nicholas.maxwell@gmail.com</text:a>; <text:a xlink:type="simple" xlink:href="mailto:namaxwell@uh.edu">namaxwell@uh.edu</text:a></text:p>
      <text:p text:style-name="Standard">Phone : (281)-795-1172</text:p>
      <text:p text:style-name="Standard">Mailing address :</text:p>
      <text:p text:style-name="Standard"><text:s text:c="5"/>9502 Steep Bank Passage,</text:p>
      <text:p text:style-name="Standard"><text:s text:c="5"/>Missouri City, TX, 77459</text:p>
      <text:p text:style-name="Standard"/>
      <text:p text:style-name="P1">List of 4000-level undergraduate mathematics courses taken at U of H.</text:p>
      <text:p text:style-name="Standard"/>
      <text:p text:style-name="Standard">MATH 4377: Advanced Linear Algebra I</text:p>
      <text:p text:style-name="Standard"></text:p>
      <text:p text:style-name="Standard"><text:tab/>Dr. Blecher – grade: A</text:p>
      <text:p text:style-name="Standard"></text:p>
      <text:p text:style-name="Standard">MATH 4378: Advanced Linear Algebra II</text:p>
      <text:p text:style-name="Standard"></text:p>
      <text:p text:style-name="Standard"><text:tab/>Dr. Friedberg – grade: A-</text:p>
      <text:p text:style-name="Standard"/>
      <text:p text:style-name="Standard">MATH 4355: Mathematics of Signal Representation</text:p>
      <text:p text:style-name="Standard"></text:p>
      <text:p text:style-name="Standard"><text:tab/>Dr. Bodmann – grade: A</text:p>
      <text:p text:style-name="Standard"/>
      <text:p text:style-name="Standard">4331: Introduction to Real Analysis</text:p>
      <text:p text:style-name="Standard"></text:p>
      <text:p text:style-name="Standard"><text:tab/>Dr. Field – grade: A-</text:p>
      <text:p text:style-name="Standard"></text:p>
      <text:p text:style-name="Standard">MATH 4389: Survey of Undergraduate Mathematics</text:p>
      <text:p text:style-name="Standard"></text:p>
      <text:p text:style-name="Standard"><text:tab/>Dr. Peters – grade: A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6T12:45:14</meta:creation-date>
    <dc:date>2009-06-26T12:53:39</dc:date>
    <meta:editing-duration>PT00H08M26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25" meta:word-count="86" meta:character-count="575"/>
    <meta:user-defined meta:name="Info 1"/>
    <meta:user-defined meta:name="Info 2"/>
    <meta:user-defined meta:name="Info 3"/>
    <meta:user-defined meta:name="Info 4"/>
  </office:meta>
</office:document-meta>
</file>